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2C2EDF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2: Basic Product List with Header (Dashed Borde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2C2EDF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2:14.674753550</meta:creation-date>
    <dc:date>2025-08-08T01:15:04.086834559</dc:date>
    <meta:editing-duration>PT2M50S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1" meta:paragraph-count="1" meta:word-count="9" meta:character-count="59" meta:non-whitespace-character-count="51"/>
  </office:meta>
</office:document-meta>
</file>